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PathPropertyPlaceholderConfigurer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ingBeanDefinitionVisitor.resolveStringValue( String st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PathPropertyPlaceholderConfigurer.processProperties( ConfigurableListableBeanFactory beanFactoryToProcess ,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lvingBeanDefinitionVisitor.ResolvingBeanDefinitionVisitor( Map blockContex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